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font-size="12pt" fo:font-weight="bold" style:font-size-asian="12pt" style:font-weight-asian="bold" style:font-size-complex="12pt"/>
    </style:style>
    <style:style style:name="P3" style:family="paragraph" style:parent-style-name="normal">
      <style:text-properties fo:font-size="12pt" style:font-size-asian="12pt" style:font-size-complex="12pt"/>
    </style:style>
    <style:style style:name="P4" style:family="paragraph" style:parent-style-name="normal">
      <style:text-properties fo:font-size="15pt" style:text-underline-style="solid" style:text-underline-width="auto" style:text-underline-color="font-color" fo:font-weight="bold" style:font-size-asian="15pt" style:font-weight-asian="bold" style:font-size-complex="15pt"/>
    </style:style>
    <style:style style:name="P5" style:family="paragraph" style:parent-style-name="normal" style:master-page-name="Standard">
      <style:paragraph-properties style:page-number="1"/>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color="#188038" loext:opacity="100%" style:font-name="Roboto Mono" fo:font-size="12pt" fo:font-weight="bold" style:font-name-asian="Roboto Mono1" style:font-size-asian="12pt" style:font-weight-asian="bold" style:font-name-complex="Roboto Mono1" style:font-size-complex="12pt"/>
    </style:style>
    <style:style style:name="T5" style:family="text">
      <style:text-properties fo:font-size="15pt" style:text-underline-style="solid" style:text-underline-width="auto" style:text-underline-color="font-color" fo:font-weight="bold" style:font-size-asian="15pt" style:font-weight-asian="bold"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Key Insights About Reference Types</text:span></text:p>
      <text:p text:style-name="P1"/>
      <text:p text:style-name="normal">Primitives like strings and numbers are passed by value, while objects and arrays are passed by reference. This distinction explains why changing a copied object also affects the original if not handled correctly. For example, I saw how passing an object to a function and modifying it would mutate the original object outside the function as well</text:p>
      <text:p text:style-name="normal"/>
      <text:p text:style-name="normal"><text:span text:style-name="T2">Rest, spread, destructuring</text:span></text:p>
      <text:p text:style-name="P2"/>
      <text:p text:style-name="normal"><text:span text:style-name="T2">Spread and rest operators also turned out to be super handy. Spread helped me clone arrays and objects easily, and it also made it simple to merge them. On the other hand, the rest operator was great for functions that accept multiple arguments, and also for breaking apart arrays or objects in a neat way</text:span></text:p>
      <text:p text:style-name="P2"/>
      <text:p text:style-name="normal"><text:span text:style-name="T2">Promises</text:span></text:p>
      <text:p text:style-name="P2"/>
      <text:p text:style-name="normal"><text:span text:style-name="T2">Promises were another key part. At first, chaining </text:span><text:span text:style-name="T4">.then()</text:span><text:span text:style-name="T2"> and </text:span><text:span text:style-name="T4">.catch()</text:span><text:span text:style-name="T2"> felt confusing. But after building a few simulated APIs using </text:span><text:span text:style-name="T4">setTimeout</text:span><text:span text:style-name="T2"> and writing my own Promises, I got a feel for how asynchronous operations work. I also practiced </text:span><text:span text:style-name="T4">async/await</text:span><text:span text:style-name="T2">, which made the code easier to read and manage.</text:span></text:p>
      <text:p text:style-name="P2"/>
      <text:p text:style-name="normal"><text:span text:style-name="T5">Issues faced</text:span></text:p>
      <text:p text:style-name="P4"/>
      <text:p text:style-name="normal"><text:span text:style-name="T3">Got really confused when started with reference types like when we pass arrays or objects as reference to a function we can change there value using reference but when we assign that object or array to some other array or object the reference or value of the original array/object does not changes that was very confusing for me</text:span></text:p>
      <text:p text:style-name="P3"/>
      <text:p text:style-name="normal"><text:span text:style-name="T3">Then when i started with deep and shallow copy got confused with nested part in shallow copying also in deep copy was confused regarding why are we using stringify and to be honest i still am</text:span></text:p>
      <text:p text:style-name="P3"/>
      <text:p text:style-name="normal"><text:span text:style-name="T3">Talking about promises they were really interesting and first tym i was properly able to implement that but the chaining of promises was very very confusing bt then arzoo helped me understanding that also promise all is still not clear</text:span></text:p>
      <text:p text:style-name="P3"/>
      <text:p text:style-name="normal"><text:span text:style-name="T3">About spread and rest they were easy to understand but still need a practice in implementing them properl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 meta:paragraph-count="11" meta:word-count="324" meta:character-count="1894" meta:non-whitespace-character-count="1581"/>
    <meta:generator>LibreOffice/7.3.7.2$Linux_X86_64 LibreOffice_project/30$Build-2</meta:generator>
  </office:meta>
</office:document-meta>
</file>